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170768849621833501" text:style-name="L1">
        <text:list-item>
          <text:p text:style-name="P1">répartitions</text:p>
          <text:list>
            <text:list-item>
              <text:p text:style-name="P1">modèle</text:p>
              <text:list>
                <text:list-item>
                  <text:p text:style-name="P1"/>
                </text:list-item>
              </text:list>
            </text:list-item>
            <text:list-item>
              <text:p text:style-name="P1">vue</text:p>
            </text:list-item>
            <text:list-item>
              <text:p text:style-name="P1">contrôleur</text:p>
            </text:list-item>
          </text:list>
        </text:list-item>
        <text:list-item>
          <text:p text:style-name="P1">chronologiquement</text:p>
          <text:list>
            <text:list-item>
              <text:p text:style-name="P1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jfjyf jjku</meta:initial-creator>
    <meta:creation-date>2015-03-02T22:37:56</meta:creation-date>
    <dc:date>2015-03-02T22:54:30</dc:date>
    <dc:creator>yjfjyf jjku</dc:creator>
    <meta:editing-duration>PT16M36S</meta:editing-duration>
    <meta:editing-cycles>4</meta:editing-cycles>
    <meta:generator>OpenOffice/4.1.1$Unix OpenOffice.org_project/411m6$Build-9775</meta:generator>
    <meta:document-statistic meta:table-count="0" meta:image-count="0" meta:object-count="0" meta:page-count="1" meta:paragraph-count="5" meta:word-count="10" meta:character-count="53"/>
  </office:meta>
</office:document-meta>
</file>